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2416" calcext:value-type="float">
            <text:p>46.7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5824" calcext:value-type="float">
            <text:p>45.8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7808" calcext:value-type="float">
            <text:p>45.7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2184" calcext:value-type="float">
            <text:p>43.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204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